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7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43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25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9.990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Date</text:p>
          </table:table-cell>
          <table:table-cell office:value-type="string" table:style-name="ce2">
            <text:p>Description of work</text:p>
          </table:table-cell>
          <table:table-cell office:value-type="string" table:style-name="ce2">
            <text:p>Effort ([HH]:mm)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10T00:00:00" table:style-name="ce5">
            <text:p>10.11.19</text:p>
          </table:table-cell>
          <table:table-cell table:style-name="ce4"/>
          <table:table-cell office:value-type="time" office:time-value="PT0H0M0S" table:style-name="ce6">
            <text:p>0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2T00:00:00" table:style-name="ce5">
            <text:p>2.12.19</text:p>
          </table:table-cell>
          <table:table-cell office:value-type="string" table:style-name="ce4">
            <text:p>Working on the english article of Geraldine Fitzpatrick</text:p>
          </table:table-cell>
          <table:table-cell office:value-type="time" office:time-value="PT2H0M0S" table:style-name="ce6">
            <text:p>2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4T00:00:00" table:style-name="ce5">
            <text:p>24.11.19</text:p>
          </table:table-cell>
          <table:table-cell office:value-type="string" table:style-name="ce4">
            <text:p>Working on the first article</text:p>
          </table:table-cell>
          <table:table-cell office:value-type="time" office:time-value="PT4H0M0S" table:style-name="ce6">
            <text:p>4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10T00:00:00" table:style-name="ce5">
            <text:p>10.11.19</text:p>
          </table:table-cell>
          <table:table-cell office:value-type="string" table:style-name="ce1">
            <text:p>Wien/Wikipedia vor Ort- Meeting with people from WP</text:p>
          </table:table-cell>
          <table:table-cell office:value-type="time" office:time-value="PT2H30M0S" table:style-name="ce6">
            <text:p>2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0-24T00:00:00" table:style-name="ce5">
            <text:p>24.10.19</text:p>
          </table:table-cell>
          <table:table-cell office:value-type="string" table:style-name="ce1">
            <text:p>Research on the academic people for the proposal</text:p>
          </table:table-cell>
          <table:table-cell office:value-type="time" office:time-value="PT2H0M0S" table:style-name="ce6">
            <text:p>2: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TOTAL</text:p>
          </table:table-cell>
          <table:table-cell table:style-name="ce2"/>
          <table:table-cell office:value-type="time" office:time-value="PT10H30M0S" table:formula="of:=SUM([.D3];[.D4];[.D5];[.D6];[.D7])" table:style-name="ce3">
            <text:p>10:30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25">
      <number:hours/>
      <number:text>:</number:text>
      <number:minutes number:style="long"/>
    </number:time-style>
    <number:time-style style:name="N37" number:truncate-on-overflow="false">
      <number:hours number:style="long"/>
      <number:text>:</number:text>
      <number:minutes number:style="long"/>
    </number:tim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number:date-style style:name="N43">
      <number:day/>
      <number:text>.</number:text>
      <number:month/>
      <number:text>.</number:text>
      <number:year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Mohammad Zandpour</meta:initial-creator>
    <dc:creator>User</dc:creator>
    <meta:creation-date>2019-11-21T00:22:27Z</meta:creation-date>
    <dc:date>2019-12-02T14:57:22Z</dc:date>
    <meta:editing-cycles>3</meta:editing-cycles>
    <meta:editing-duration>PT281S</meta:editing-duration>
  </office:meta>
</office:document-meta>
</file>